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textarea-horizontal-align="justify" draw:textarea-vertical-align="middle" draw:auto-grow-height="false" fo:min-height="0.314cm" fo:min-width="1.031cm"/>
    </style:style>
    <style:style style:name="gr3" style:family="graphic" style:parent-style-name="standard">
      <style:graphic-properties draw:textarea-horizontal-align="justify" draw:textarea-vertical-align="middle" draw:auto-grow-height="false" fo:min-height="0.314cm" fo:min-width="0.968cm"/>
    </style:style>
    <style:style style:name="gr4" style:family="graphic" style:parent-style-name="standard">
      <style:graphic-properties draw:textarea-horizontal-align="justify" draw:textarea-vertical-align="middle" draw:auto-grow-height="false" fo:min-height="0.314cm" fo:min-width="0.941cm"/>
    </style:style>
    <style:style style:name="gr5" style:family="graphic" style:parent-style-name="standard">
      <style:graphic-properties svg:stroke-color="#ff9999" draw:fill-color="#ff6666" draw:textarea-horizontal-align="justify" draw:textarea-vertical-align="middle" draw:auto-grow-height="false" fo:min-height="0.314cm" fo:min-width="1.06cm"/>
    </style:style>
    <style:style style:name="gr6" style:family="graphic" style:parent-style-name="standard">
      <style:graphic-properties svg:stroke-color="#ff9999" draw:fill-color="#ff6666" draw:textarea-horizontal-align="justify" draw:textarea-vertical-align="middle" draw:auto-grow-height="false" fo:min-height="0.314cm" fo:min-width="0.901cm"/>
    </style:style>
    <style:style style:name="gr7" style:family="graphic" style:parent-style-name="standard">
      <style:graphic-properties draw:textarea-horizontal-align="justify" draw:textarea-vertical-align="middle" draw:auto-grow-height="false" fo:min-height="0.314cm" fo:min-width="1.01cm"/>
    </style:style>
    <style:style style:name="gr8" style:family="graphic" style:parent-style-name="standard">
      <style:graphic-properties draw:textarea-horizontal-align="justify" draw:textarea-vertical-align="middle" draw:auto-grow-height="false" fo:min-height="0.366cm" fo:min-width="1.203cm"/>
    </style:style>
    <style:style style:name="gr9" style:family="graphic" style:parent-style-name="standard">
      <style:graphic-properties svg:stroke-color="#ff9999" draw:fill-color="#ff6666" draw:textarea-horizontal-align="justify" draw:textarea-vertical-align="middle" draw:auto-grow-height="false" fo:min-height="0.314cm" fo:min-width="0.9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-color="#ff6666"/>
      <style:paragraph-properties fo:text-align="center"/>
      <style:text-properties fo:font-size="13pt"/>
    </style:style>
    <style:style style:name="T1" style:family="text">
      <style:text-properties fo:font-size="14pt"/>
    </style:style>
    <style:style style:name="T2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3.712cm" svg:height="8.993cm" svg:x="0.171cm" svg:y="-0.0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1.531cm" svg:height="0.564cm" svg:x="14.391cm" svg:y="0.704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68cm" svg:height="0.564cm" svg:x="15.977cm" svg:y="0.704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441cm" svg:height="0.564cm" svg:x="17.536cm" svg:y="0.704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56cm" svg:height="0.564cm" svg:x="8.04cm" svg:y="0.7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401cm" svg:height="0.564cm" svg:x="12.923cm" svg:y="0.714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441cm" svg:height="0.564cm" svg:x="19.059cm" svg:y="0.704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1cm" svg:height="0.564cm" svg:x="22.237cm" svg:y="0.704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703cm" svg:height="0.616cm" svg:x="34.679cm" svg:y="0.826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468cm" svg:height="0.564cm" svg:x="23.964cm" svg:y="0.714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1cm" svg:height="0.564cm" svg:x="28.59cm" svg:y="0.7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1cm" svg:height="0.564cm" svg:x="26.99cm" svg:y="0.7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7T06:26:41.748564579</meta:creation-date>
    <dc:date>2020-11-17T07:29:40.193683073</dc:date>
    <meta:editing-duration>PT52M47S</meta:editing-duration>
    <meta:editing-cycles>2</meta:editing-cycles>
    <meta:generator>LibreOffice/6.0.7.3$Linux_X86_64 LibreOffice_project/00m0$Build-3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10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13cm" svg:height="8.994cm" xlink:href="." xlink:type="simple" chart:class="chart:bar" chart:style-name="ch1">
        <chart:legend svg:x="28.552cm" svg:y="0cm" style:legend-expansion="custom" chartooo:width="5.16cm" chartooo:height="0.637cm" style:legend-expansion-aspect-ratio="8.10047095761382" chart:style-name="ch2"/>
        <chart:plot-area chart:style-name="ch3" chart:data-source-has-labels="both" svg:x="0.621cm" svg:y="1.135cm" svg:width="32.415cm" svg:height="7.426cm">
          <chartooo:coordinate-region svg:x="1.507cm" svg:y="1.387cm" svg:width="31.529cm" svg:height="4.516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-0.021cm" svg:y="5.357cm" chart:style-name="ch6">
              <text:p>IPC degradation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new</text:p>
              </table:table-cell>
              <table:table-cell office:value-type="float" office:value="4.7032671327035">
                <text:p>4.7032671327035</text:p>
              </table:table-cell>
              <table:table-cell office:value-type="float" office:value="-0.246334871929776">
                <text:p>-0.246334871929776</text:p>
              </table:table-cell>
              <table:table-cell office:value-type="float" office:value="0.870172289126581">
                <text:p>0.870172289126581</text:p>
              </table:table-cell>
              <table:table-cell office:value-type="float" office:value="0.704549944031074">
                <text:p>0.704549944031074</text:p>
              </table:table-cell>
              <table:table-cell office:value-type="float" office:value="0.594542945110954">
                <text:p>0.594542945110954</text:p>
              </table:table-cell>
              <table:table-cell office:value-type="float" office:value="1.81440762666257">
                <text:p>1.81440762666257</text:p>
              </table:table-cell>
              <table:table-cell office:value-type="float" office:value="5.98681026137464">
                <text:p>5.98681026137464</text:p>
              </table:table-cell>
              <table:table-cell office:value-type="float" office:value="0.78621612579457">
                <text:p>0.78621612579457</text:p>
              </table:table-cell>
              <table:table-cell office:value-type="float" office:value="-0.320778145695355">
                <text:p>-0.320778145695355</text:p>
              </table:table-cell>
              <table:table-cell office:value-type="float" office:value="-0.114150141008995">
                <text:p>-0.114150141008995</text:p>
              </table:table-cell>
              <table:table-cell office:value-type="float" office:value="2.62877072434347">
                <text:p>2.62877072434347</text:p>
              </table:table-cell>
              <table:table-cell office:value-type="float" office:value="0.672309373437308">
                <text:p>0.672309373437308</text:p>
              </table:table-cell>
              <table:table-cell office:value-type="float" office:value="1.80168986083499">
                <text:p>1.80168986083499</text:p>
              </table:table-cell>
              <table:table-cell office:value-type="float" office:value="0.280695054420477">
                <text:p>0.280695054420477</text:p>
              </table:table-cell>
              <table:table-cell office:value-type="float" office:value="2.82995926804062">
                <text:p>2.82995926804062</text:p>
              </table:table-cell>
              <table:table-cell office:value-type="float" office:value="-0.134792261338412">
                <text:p>-0.134792261338412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01654601861427">
                <text:p>2.01654601861427</text:p>
              </table:table-cell>
              <table:table-cell office:value-type="float" office:value="NaN">
                <text:p>NaN</text:p>
              </table:table-cell>
              <table:table-cell office:value-type="float" office:value="1.39167319162841">
                <text:p>1.39167319162841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-4.01584231371464">
                <text:p>-4.01584231371464</text:p>
              </table:table-cell>
              <table:table-cell office:value-type="float" office:value="-0.722913340763287">
                <text:p>-0.722913340763287</text:p>
              </table:table-cell>
              <table:table-cell office:value-type="float" office:value="-8.22912069050073">
                <text:p>-8.22912069050073</text:p>
              </table:table-cell>
              <table:table-cell office:value-type="float" office:value="-6.4749939598937">
                <text:p>-6.4749939598937</text:p>
              </table:table-cell>
              <table:table-cell office:value-type="float" office:value="0.0255983617048483">
                <text:p>0.0255983617048483</text:p>
              </table:table-cell>
              <table:table-cell office:value-type="float" office:value="-3.97712993214374">
                <text:p>-3.97712993214374</text:p>
              </table:table-cell>
              <table:table-cell office:value-type="float" office:value="4.40253814344788">
                <text:p>4.40253814344788</text:p>
              </table:table-cell>
              <table:table-cell office:value-type="float" office:value="0.628503482249032">
                <text:p>0.628503482249032</text:p>
              </table:table-cell>
              <table:table-cell office:value-type="float" office:value="-0.0992581757392141">
                <text:p>-0.0992581757392141</text:p>
              </table:table-cell>
              <table:table-cell office:value-type="float" office:value="0.283811566997405">
                <text:p>0.283811566997405</text:p>
              </table:table-cell>
              <table:table-cell office:value-type="float" office:value="1.83315038419319">
                <text:p>1.83315038419319</text:p>
              </table:table-cell>
              <table:table-cell office:value-type="float" office:value="-4.85993092483965">
                <text:p>-4.85993092483965</text:p>
              </table:table-cell>
              <table:table-cell office:value-type="float" office:value="0.535764973034347">
                <text:p>0.535764973034347</text:p>
              </table:table-cell>
              <table:table-cell office:value-type="float" office:value="0.106966171948109">
                <text:p>0.106966171948109</text:p>
              </table:table-cell>
              <table:table-cell office:value-type="float" office:value="2.69605553998941">
                <text:p>2.69605553998941</text:p>
              </table:table-cell>
              <table:table-cell office:value-type="float" office:value="-2.96263212743786">
                <text:p>-2.96263212743786</text:p>
              </table:table-cell>
              <table:table-cell office:value-type="float" office:value="-0.0446250322944319">
                <text:p>-0.0446250322944319</text:p>
              </table:table-cell>
              <table:table-cell office:value-type="float" office:value="1.33254513657972">
                <text:p>1.33254513657972</text:p>
              </table:table-cell>
              <table:table-cell office:value-type="float" office:value="NaN">
                <text:p>NaN</text:p>
              </table:table-cell>
              <table:table-cell office:value-type="float" office:value="-1.0351550735042">
                <text:p>-1.0351550735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